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4779b3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635cm" svg:stroke-color="#4d4d4d" draw:marker-start="Arrow" draw:marker-start-width="1.245cm" draw:marker-end="Arrow" draw:marker-end-width="1.245cm" draw:fill="none" draw:textarea-vertical-align="middle" fo:padding-top="0.443cm" fo:padding-bottom="0.443cm" fo:padding-left="0.568cm" fo:padding-right="0.5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381cm" svg:stroke-color="#4d4d4d" draw:marker-start="Arrow" draw:marker-start-width="0.864cm" draw:marker-end="" draw:marker-end-width="0.864cm" draw:fill="none" draw:textarea-vertical-align="middle" fo:padding-top="0.316cm" fo:padding-bottom="0.316cm" fo:padding-left="0.441cm" fo:padding-right="0.441cm"/>
    </style:style>
    <style:style style:name="gr5" style:family="graphic" style:parent-style-name="objectwithoutfill">
      <style:graphic-properties svg:stroke-width="0.381cm" svg:stroke-color="#4d4d4d" draw:marker-start="Arrow" draw:marker-start-width="0.864cm" draw:marker-end="Arrow" draw:marker-end-width="0.864cm" draw:fill="none" draw:textarea-vertical-align="middle" fo:padding-top="0.316cm" fo:padding-bottom="0.316cm" fo:padding-left="0.441cm" fo:padding-right="0.4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'Ubuntu Medium'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4d4d4d" fo:font-family="'Ubuntu Medium'" style:font-pitch="variable" fo:font-size="36pt" style:font-size-asian="36pt" style:font-size-complex="36pt"/>
    </style:style>
    <style:style style:name="T1" style:family="text">
      <style:text-properties fo:color="#e6e6e6" fo:font-family="'Ubuntu Medium'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4d4d4d" fo:font-family="'Ubuntu Medium'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1.43cm" svg:height="5.08cm" svg:x="11.16cm" svg:y="2.27cm">
          <text:p text:style-name="P1"><text:span text:style-name="T1">BTM-2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1.43cm" svg:height="5.08cm" svg:x="11.16cm" svg:y="13.7cm">
          <text:p text:style-name="P1"><text:span text:style-name="T1">ELM-32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875cm" svg:y1="7.35cm" svg:x2="16.875cm" svg:y2="13.7cm" draw:start-shape="id1" draw:start-glue-point="2" draw:end-shape="id2" draw:end-glue-point="0" svg:d="m16875 7350v6350" svg:viewBox="0 0 1 6351">
          <text:p/>
        </draw:connector>
        <draw:custom-shape draw:style-name="gr1" draw:text-style-name="P2" draw:layer="layout" svg:width="16.51cm" svg:height="5.08cm" draw:transform="rotate (1.5707963267949) translate (1cm 18.78cm)">
          <text:p text:style-name="P1"><text:span text:style-name="T1">Power Supp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812cm" svg:height="1.678cm" svg:x="17.51cm" svg:y="9.736cm">
          <draw:text-box>
            <text:p><text:span text:style-name="T2">UART</text:span></text:p>
          </draw:text-box>
        </draw:frame>
        <draw:connector draw:style-name="gr4" draw:text-style-name="P1" draw:layer="layout" draw:type="line" svg:x1="11.16cm" svg:y1="4.81cm" svg:x2="6.336cm" svg:y2="4.804cm" draw:start-shape="id1" draw:start-glue-point="3" svg:d="m11160 4810-4824-6" svg:viewBox="0 0 4825 7">
          <text:p/>
        </draw:connector>
        <draw:connector draw:style-name="gr4" draw:text-style-name="P1" draw:layer="layout" draw:type="line" svg:x1="11.16cm" svg:y1="16.246cm" svg:x2="6.336cm" svg:y2="16.24cm" svg:d="m11160 16246-4824-6" svg:viewBox="0 0 4825 7">
          <text:p/>
        </draw:connector>
        <draw:frame draw:style-name="gr3" draw:text-style-name="P3" draw:layer="layout" svg:width="3.148cm" svg:height="1.678cm" svg:x="7.096cm" svg:y="2.497cm">
          <draw:text-box>
            <text:p><text:span text:style-name="T2">3.3V</text:span></text:p>
          </draw:text-box>
        </draw:frame>
        <draw:frame draw:style-name="gr3" draw:text-style-name="P3" draw:layer="layout" svg:width="2.09cm" svg:height="1.678cm" svg:x="7.731cm" svg:y="14.054cm">
          <draw:text-box>
            <text:p><text:span text:style-name="T2">5V</text:span></text:p>
          </draw:text-box>
        </draw:frame>
        <draw:connector draw:style-name="gr5" draw:text-style-name="P1" draw:layer="layout" draw:type="line" svg:x1="27.414cm" svg:y1="4.81cm" svg:x2="22.59cm" svg:y2="4.804cm" svg:d="m27414 4810-4824-6" svg:viewBox="0 0 4825 7">
          <text:p/>
        </draw:connector>
        <draw:frame draw:style-name="gr3" draw:text-style-name="P3" draw:layer="layout" svg:width="6.492cm" svg:height="1.678cm" svg:x="22.829cm" svg:y="2.497cm">
          <draw:text-box>
            <text:p><text:span text:style-name="T2">Bluetooth</text:span></text:p>
          </draw:text-box>
        </draw:frame>
        <draw:connector draw:style-name="gr5" draw:text-style-name="P1" draw:layer="layout" draw:type="line" svg:x1="27.414cm" svg:y1="16.267cm" svg:x2="22.59cm" svg:y2="16.261cm" svg:d="m27414 16267-4824-6" svg:viewBox="0 0 4825 7">
          <text:p/>
        </draw:connector>
        <draw:frame draw:style-name="gr3" draw:text-style-name="P3" draw:layer="layout" svg:width="4.401cm" svg:height="1.678cm" svg:x="22.829cm" svg:y="13.954cm">
          <draw:text-box>
            <text:p><text:span text:style-name="T2">OBD-I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1T21:31:18</meta:creation-date>
    <dc:date>2013-10-11T22:06:50</dc:date>
    <meta:editing-duration>PT8M30S</meta:editing-duration>
    <meta:editing-cycles>16</meta:editing-cycles>
    <meta:generator>LibreOffice/4.0.2.2$Linux_x86 LibreOffice_project/400m0$Build-2</meta:generator>
    <meta:document-statistic meta:object-count="13"/>
  </office:meta>
</office:document-meta>
</file>